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list-style-name="L1">
      <style:paragraph-properties fo:padding="0.0193in" fo:border="0.06pt solid #d9d9e3"/>
    </style:style>
    <style:style style:name="P3" style:family="paragraph" style:parent-style-name="Text_20_body" style:list-style-name="L2">
      <style:paragraph-properties fo:padding="0.0193in" fo:border="0.06pt solid #d9d9e3"/>
    </style:style>
    <style:style style:name="P4" style:family="paragraph" style:parent-style-name="Text_20_body">
      <style:paragraph-properties fo:text-align="center" style:justify-single-word="false"/>
    </style:style>
    <style:style style:name="T1" style:family="text">
      <style:text-properties officeooo:rsid="00011c47"/>
    </style:style>
    <style:style style:name="T2" style:family="text">
      <style:text-properties fo:font-weight="bold" style:font-weight-asian="bold" style:font-weight-complex="bold"/>
    </style:style>
    <style:style style:name="T3" style:family="text">
      <style:text-properties fo:font-weight="bold" officeooo:rsid="00011c47" style:font-weight-asian="bold" style:font-weight-complex="bold"/>
    </style:style>
    <style:style style:name="T4" style:family="text">
      <style:text-properties fo:font-style="italic" fo:font-weight="bold" officeooo:rsid="00011c47" style:font-style-asian="italic" style:font-weight-asian="bold" style:font-style-complex="italic"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660422002" text:style-name="L1">
        <text:list-item>
          <text:p text:style-name="P2">Home page: Your home page should be welcoming and visually appealing, and provide a brief introduction to your portfolio. You may want to include a short bio and a summary of your skills and experience.</text:p>
        </text:list-item>
        <text:list-item>
          <text:p text:style-name="P2">About page: Your about page should provide more detailed information about you and your background. You may want to include information about your education, work experience, and any other relevant qualifications.</text:p>
        </text:list-item>
        <text:list-item>
          <text:p text:style-name="P2">Resume page: Your resume page should include a copy of your resume in a format that is easy to read and download. You may want to include a summary of your work experience, skills, and achievements.</text:p>
        </text:list-item>
        <text:list-item>
          <text:p text:style-name="P2">Writing samples page: If you have writing samples, you may want to include a page that showcases your best work. This could include articles, blog posts, or other written content.</text:p>
        </text:list-item>
        <text:list-item>
          <text:p text:style-name="P2">Skills page: Your skills page should list the skills that you have developed throughout your career. You may want to include both technical and soft skills, such as Microsoft Office, communication skills, and time management.</text:p>
        </text:list-item>
        <text:list-item>
          <text:p text:style-name="P2">References page: Your references page should include a list of professional references that potential employers or clients can contact. Make sure to ask for permission from your references before including them in your portfolio.</text:p>
        </text:list-item>
        <text:list-item>
          <text:p text:style-name="P2">Contact page: Your contact page should include a form that visitors can use to get in touch with you. You may also want to include your email address, phone number, and social media profiles.</text:p>
        </text:list-item>
      </text:list>
      <text:p text:style-name="Standard"/>
      <text:p text:style-name="Standard"/>
      <text:p text:style-name="Standard"/>
      <text:p text:style-name="Standard"/>
      <text:p text:style-name="Standard"/>
      <text:p text:style-name="P1"><text:s text:c="2"/><text:span text:style-name="T4">SECTION B</text:span><text:span text:style-name="T1"> </text:span></text:p>
      <text:p text:style-name="P4">Home page: Use a hero section with a background image and a welcome message. Include a navigation menu that links to the other sections of your website.</text:p>
      <text:list xml:id="list2727377268" text:style-name="L2">
        <text:list-item>
          <text:p text:style-name="P3">About page: Use a two-column layout with a photo on one side and a summary of your background and qualifications on the other side. Use headings and subheadings to break up the content and make it easy to read.</text:p>
        </text:list-item>
        <text:list-item>
          <text:p text:style-name="P3">Resume page: Use a three-column layout with your name and contact information at the top. List your work experience, education, and skills in chronological order. Use bullet points and bold text to highlight your achievements.</text:p>
        </text:list-item>
        <text:list-item>
          <text:p text:style-name="P3">Writing samples page: Use a grid layout to showcase your writing samples. Include a short description of each sample and a link to the full article or document.</text:p>
        </text:list-item>
        <text:list-item>
          <text:p text:style-name="P3">Skills page: Use a list or a grid to display your skills. Include icons or images to make the page more visually appealing.</text:p>
        </text:list-item>
        <text:list-item>
          <text:p text:style-name="P3">References page: Use a two-column layout with the name, title, and contact information of each reference on one side, and a quote or summary of their recommendation on the other side.</text:p>
        </text:list-item>
        <text:list-item>
          <text:p text:style-name="P3"><text:soft-page-break/>Contact page: Use a simple form that visitors can fill out to send you a message. Include your email address, phone number, and social media profiles if you wish.</text:p>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09:56:04.652801659</meta:creation-date>
    <dc:date>2023-05-09T09:58:58.758227132</dc:date>
    <meta:editing-duration>PT2M55S</meta:editing-duration>
    <meta:editing-cycles>2</meta:editing-cycles>
    <meta:generator>LibreOffice/7.3.7.2$Linux_X86_64 LibreOffice_project/30$Build-2</meta:generator>
    <meta:document-statistic meta:table-count="0" meta:image-count="0" meta:object-count="0" meta:page-count="2" meta:paragraph-count="15" meta:word-count="462" meta:character-count="2691" meta:non-whitespace-character-count="2254"/>
  </office:meta>
</office:document-meta>
</file>